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d20bd" officeooo:paragraph-rsid="00656ff6"/>
    </style:style>
    <style:style style:name="P2" style:family="paragraph" style:parent-style-name="Standard">
      <style:text-properties officeooo:rsid="001dfe44" officeooo:paragraph-rsid="00656ff6"/>
    </style:style>
    <style:style style:name="P3" style:family="paragraph" style:parent-style-name="Standard">
      <style:text-properties officeooo:rsid="001f38b6" officeooo:paragraph-rsid="00656ff6"/>
    </style:style>
    <style:style style:name="P4" style:family="paragraph" style:parent-style-name="Standard">
      <style:text-properties officeooo:rsid="00230d2b" officeooo:paragraph-rsid="00656ff6"/>
    </style:style>
    <style:style style:name="P5" style:family="paragraph" style:parent-style-name="Standard">
      <style:text-properties officeooo:rsid="00252a16" officeooo:paragraph-rsid="00656ff6"/>
    </style:style>
    <style:style style:name="P6" style:family="paragraph" style:parent-style-name="Standard">
      <style:text-properties officeooo:rsid="00252a61" officeooo:paragraph-rsid="00656ff6"/>
    </style:style>
    <style:style style:name="P7" style:family="paragraph" style:parent-style-name="Standard">
      <style:text-properties officeooo:rsid="0029400f" officeooo:paragraph-rsid="00656ff6"/>
    </style:style>
    <style:style style:name="P8" style:family="paragraph" style:parent-style-name="Standard">
      <style:text-properties officeooo:rsid="0029e79e" officeooo:paragraph-rsid="00656ff6"/>
    </style:style>
    <style:style style:name="P9" style:family="paragraph" style:parent-style-name="Standard">
      <style:text-properties style:text-position="0% 100%" style:text-underline-style="none" fo:font-weight="normal" officeooo:rsid="007b57d9" officeooo:paragraph-rsid="00656ff6" style:font-weight-asian="normal" style:font-weight-complex="normal"/>
    </style:style>
    <style:style style:name="P10" style:family="paragraph" style:parent-style-name="Standard">
      <style:text-properties officeooo:rsid="0027a8e9" officeooo:paragraph-rsid="00656ff6"/>
    </style:style>
    <style:style style:name="P11" style:family="paragraph" style:parent-style-name="Standard">
      <style:text-properties style:text-underline-style="none" fo:font-weight="normal" officeooo:rsid="00666359" officeooo:paragraph-rsid="00666359" style:font-weight-asian="normal" style:font-weight-complex="normal"/>
    </style:style>
    <style:style style:name="P12" style:family="paragraph" style:parent-style-name="Standard">
      <style:text-properties officeooo:rsid="00112e5b" officeooo:paragraph-rsid="00666359"/>
    </style:style>
    <style:style style:name="P13" style:family="paragraph" style:parent-style-name="Standard">
      <style:text-properties officeooo:rsid="001bdb15" officeooo:paragraph-rsid="00656ff6"/>
    </style:style>
    <style:style style:name="P14" style:family="paragraph" style:parent-style-name="Standard">
      <style:text-properties officeooo:rsid="001bdb15" officeooo:paragraph-rsid="002fde62"/>
    </style:style>
    <style:style style:name="P15" style:family="paragraph" style:parent-style-name="Standard">
      <style:text-properties officeooo:rsid="001bdb15" officeooo:paragraph-rsid="00666359"/>
    </style:style>
    <style:style style:name="P16" style:family="paragraph" style:parent-style-name="Standard">
      <style:text-properties officeooo:rsid="00430121" officeooo:paragraph-rsid="00430121"/>
    </style:style>
    <style:style style:name="P17" style:family="paragraph" style:parent-style-name="Standard">
      <style:paragraph-properties fo:break-before="page"/>
      <style:text-properties officeooo:rsid="00666359" officeooo:paragraph-rsid="00666359"/>
    </style:style>
    <style:style style:name="P18" style:family="paragraph" style:parent-style-name="Table_20_Contents">
      <style:text-properties fo:font-size="12pt" officeooo:rsid="0020804f" officeooo:paragraph-rsid="00666359" style:font-size-asian="2pt" style:font-size-complex="2pt"/>
    </style:style>
    <style:style style:name="P19" style:family="paragraph" style:parent-style-name="Table_20_Contents">
      <style:text-properties fo:font-size="12pt" officeooo:rsid="0021a672" officeooo:paragraph-rsid="00666359" style:font-size-asian="2pt" style:font-size-complex="2pt"/>
    </style:style>
    <style:style style:name="P20" style:family="paragraph" style:parent-style-name="Table_20_Contents">
      <style:text-properties fo:font-size="12pt" officeooo:rsid="0020804f" officeooo:paragraph-rsid="00666359"/>
    </style:style>
    <style:style style:name="P21" style:family="paragraph" style:parent-style-name="Table_20_Contents">
      <style:text-properties fo:font-size="12pt" officeooo:rsid="0025d610" officeooo:paragraph-rsid="00666359"/>
    </style:style>
    <style:style style:name="P22" style:family="paragraph" style:parent-style-name="Table_20_Contents">
      <style:text-properties fo:font-size="12pt" officeooo:rsid="0021a672" officeooo:paragraph-rsid="00666359"/>
    </style:style>
    <style:style style:name="P23" style:family="paragraph" style:parent-style-name="Table_20_Contents">
      <style:text-properties fo:font-size="12pt" officeooo:paragraph-rsid="00666359"/>
    </style:style>
    <style:style style:name="P24" style:family="paragraph" style:parent-style-name="Standard">
      <style:text-properties officeooo:rsid="002f48ab" officeooo:paragraph-rsid="00656ff6"/>
    </style:style>
    <style:style style:name="P25" style:family="paragraph" style:parent-style-name="Standard" style:list-style-name="L1">
      <style:text-properties style:text-position="0% 100%" style:text-underline-style="none" fo:font-weight="normal" officeooo:rsid="007b57d9" officeooo:paragraph-rsid="00656ff6" style:font-weight-asian="normal" style:font-weight-complex="normal"/>
    </style:style>
    <style:style style:name="P26" style:family="paragraph" style:parent-style-name="Standard" style:list-style-name="L2">
      <style:text-properties officeooo:rsid="002e9b1b" officeooo:paragraph-rsid="002f48ab"/>
    </style:style>
    <style:style style:name="P27" style:family="paragraph" style:parent-style-name="Standard" style:list-style-name="L2">
      <style:text-properties officeooo:rsid="003330c6" officeooo:paragraph-rsid="003330c6"/>
    </style:style>
    <style:style style:name="P28" style:family="paragraph" style:parent-style-name="Standard" style:list-style-name="L2">
      <style:text-properties officeooo:rsid="00358ae0" officeooo:paragraph-rsid="00358ae0"/>
    </style:style>
    <style:style style:name="P29" style:family="paragraph" style:parent-style-name="Standard" style:list-style-name="L2">
      <style:text-properties officeooo:rsid="0035d036" officeooo:paragraph-rsid="00362b83"/>
    </style:style>
    <style:style style:name="P30" style:family="paragraph" style:parent-style-name="Standard" style:list-style-name="L2">
      <style:text-properties officeooo:rsid="0035d036" officeooo:paragraph-rsid="0041357c"/>
    </style:style>
    <style:style style:name="P31" style:family="paragraph" style:parent-style-name="Standard" style:list-style-name="L2">
      <style:text-properties officeooo:rsid="0035d036" officeooo:paragraph-rsid="005ebeef"/>
    </style:style>
    <style:style style:name="P32" style:family="paragraph" style:parent-style-name="Standard" style:list-style-name="L2">
      <style:text-properties officeooo:rsid="0035d036" officeooo:paragraph-rsid="00545582"/>
    </style:style>
    <style:style style:name="P33" style:family="paragraph" style:parent-style-name="Standard" style:list-style-name="L2">
      <style:text-properties officeooo:rsid="00397b1e" officeooo:paragraph-rsid="00397b1e"/>
    </style:style>
    <style:style style:name="P34" style:family="paragraph" style:parent-style-name="Standard" style:list-style-name="L2">
      <style:text-properties officeooo:rsid="00389fc6" officeooo:paragraph-rsid="003b552f"/>
    </style:style>
    <style:style style:name="P35" style:family="paragraph" style:parent-style-name="Standard" style:list-style-name="L2">
      <style:text-properties officeooo:rsid="003b552f" officeooo:paragraph-rsid="003b552f"/>
    </style:style>
    <style:style style:name="P36" style:family="paragraph" style:parent-style-name="Standard" style:list-style-name="L2">
      <style:text-properties officeooo:rsid="003b552f" officeooo:paragraph-rsid="003d9192"/>
    </style:style>
    <style:style style:name="P37" style:family="paragraph" style:parent-style-name="Standard" style:list-style-name="L2">
      <style:text-properties officeooo:rsid="005ebeef" officeooo:paragraph-rsid="005ebeef"/>
    </style:style>
    <style:style style:name="P38" style:family="paragraph" style:parent-style-name="Standard" style:list-style-name="L2">
      <style:text-properties officeooo:rsid="005ebeef" officeooo:paragraph-rsid="00518e75"/>
    </style:style>
    <style:style style:name="P39" style:family="paragraph" style:parent-style-name="Standard" style:list-style-name="L2">
      <style:text-properties officeooo:rsid="005ebeef" officeooo:paragraph-rsid="00545582"/>
    </style:style>
    <style:style style:name="P40" style:family="paragraph" style:parent-style-name="Standard" style:list-style-name="L2">
      <style:text-properties officeooo:rsid="00518e75" officeooo:paragraph-rsid="00518e75"/>
    </style:style>
    <style:style style:name="P41" style:family="paragraph" style:parent-style-name="Standard" style:list-style-name="L2">
      <style:text-properties officeooo:rsid="00518e75" officeooo:paragraph-rsid="0057088e"/>
    </style:style>
    <style:style style:name="P42" style:family="paragraph" style:parent-style-name="Standard" style:list-style-name="L2">
      <style:text-properties officeooo:rsid="00545582" officeooo:paragraph-rsid="005f534a"/>
    </style:style>
    <style:style style:name="P43" style:family="paragraph" style:parent-style-name="Standard" style:list-style-name="L2">
      <style:text-properties officeooo:rsid="00545582" officeooo:paragraph-rsid="0061b907"/>
    </style:style>
    <style:style style:name="P44" style:family="paragraph" style:parent-style-name="Standard" style:list-style-name="L2">
      <style:text-properties officeooo:rsid="0037faae" officeooo:paragraph-rsid="0061b907"/>
    </style:style>
    <style:style style:name="P45" style:family="paragraph" style:parent-style-name="Standard" style:list-style-name="L2">
      <style:text-properties officeooo:rsid="0057088e" officeooo:paragraph-rsid="0057088e"/>
    </style:style>
    <style:style style:name="P46" style:family="paragraph" style:parent-style-name="Standard" style:list-style-name="L2">
      <style:text-properties officeooo:rsid="00584684" officeooo:paragraph-rsid="00584684"/>
    </style:style>
    <style:style style:name="P47" style:family="paragraph" style:parent-style-name="Standard">
      <style:text-properties style:text-underline-style="none" fo:font-weight="normal" officeooo:rsid="002e9b1b" officeooo:paragraph-rsid="00666359" style:font-weight-asian="normal" style:font-weight-complex="normal"/>
    </style:style>
    <style:style style:name="P48" style:family="paragraph" style:parent-style-name="Standard" style:list-style-name="L2">
      <style:text-properties officeooo:rsid="00430121" officeooo:paragraph-rsid="00430121"/>
    </style:style>
    <style:style style:name="P49" style:family="paragraph" style:parent-style-name="Standard" style:list-style-name="L2">
      <style:text-properties officeooo:rsid="00666359" officeooo:paragraph-rsid="00666359"/>
    </style:style>
    <style:style style:name="P50" style:family="paragraph" style:parent-style-name="Standard" style:list-style-name="L2">
      <style:text-properties officeooo:rsid="00656ff6" officeooo:paragraph-rsid="00656ff6"/>
    </style:style>
    <style:style style:name="P51" style:family="paragraph" style:parent-style-name="Standard" style:list-style-name="L2">
      <style:text-properties officeooo:rsid="00656ff6" officeooo:paragraph-rsid="0041357c"/>
    </style:style>
    <style:style style:name="P52" style:family="paragraph" style:parent-style-name="Standard">
      <style:text-properties officeooo:rsid="0027a8e9" officeooo:paragraph-rsid="00656ff6"/>
    </style:style>
    <style:style style:name="T1" style:family="text">
      <style:text-properties officeooo:rsid="00211b23"/>
    </style:style>
    <style:style style:name="T2" style:family="text">
      <style:text-properties officeooo:rsid="002524ee"/>
    </style:style>
    <style:style style:name="T3" style:family="text">
      <style:text-properties officeooo:rsid="00269020"/>
    </style:style>
    <style:style style:name="T4" style:family="text">
      <style:text-properties officeooo:rsid="0028df04"/>
    </style:style>
    <style:style style:name="T5" style:family="text">
      <style:text-properties officeooo:rsid="002b1ce3"/>
    </style:style>
    <style:style style:name="T6" style:family="text">
      <style:text-properties officeooo:rsid="007ce416"/>
    </style:style>
    <style:style style:name="T7" style:family="text">
      <style:text-properties officeooo:rsid="0021a672"/>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2e9b1b" style:font-weight-asian="normal" style:font-weight-complex="normal"/>
    </style:style>
    <style:style style:name="T10" style:family="text">
      <style:text-properties style:text-underline-style="none" fo:font-weight="normal" officeooo:rsid="0023d77e" style:font-weight-asian="normal" style:font-weight-complex="normal"/>
    </style:style>
    <style:style style:name="T11" style:family="text">
      <style:text-properties officeooo:rsid="0033a87f"/>
    </style:style>
    <style:style style:name="T12" style:family="text">
      <style:text-properties officeooo:rsid="003b552f"/>
    </style:style>
    <style:style style:name="T13" style:family="text">
      <style:text-properties officeooo:rsid="003bc399"/>
    </style:style>
    <style:style style:name="T14" style:family="text">
      <style:text-properties officeooo:rsid="003bfca5"/>
    </style:style>
    <style:style style:name="T15" style:family="text">
      <style:text-properties officeooo:rsid="003d9192"/>
    </style:style>
    <style:style style:name="T16" style:family="text">
      <style:text-properties officeooo:rsid="00430121"/>
    </style:style>
    <style:style style:name="T17" style:family="text">
      <style:text-properties style:text-underline-style="solid" style:text-underline-width="auto" style:text-underline-color="font-color" officeooo:rsid="00545582"/>
    </style:style>
    <style:style style:name="T18" style:family="text">
      <style:text-properties style:text-underline-style="solid" style:text-underline-width="auto" style:text-underline-color="font-color" officeooo:rsid="0057088e"/>
    </style:style>
    <style:style style:name="T19" style:family="text">
      <style:text-properties fo:font-style="italic" officeooo:rsid="00545582" style:font-style-asian="italic" style:font-style-complex="italic"/>
    </style:style>
    <style:style style:name="T20" style:family="text">
      <style:text-properties fo:font-style="italic" style:text-underline-style="none" officeooo:rsid="00552865" style:font-style-asian="italic" style:font-style-complex="italic"/>
    </style:style>
    <style:style style:name="T21" style:family="text">
      <style:text-properties fo:font-style="italic" style:text-underline-style="none" officeooo:rsid="00569f36" style:font-style-asian="italic" style:font-style-complex="italic"/>
    </style:style>
    <style:style style:name="T22" style:family="text">
      <style:text-properties officeooo:rsid="00518e75"/>
    </style:style>
    <style:style style:name="T23" style:family="text">
      <style:text-properties officeooo:rsid="00545582"/>
    </style:style>
    <style:style style:name="T24" style:family="text">
      <style:text-properties officeooo:rsid="00591c11"/>
    </style:style>
    <style:style style:name="T25" style:family="text">
      <style:text-properties officeooo:rsid="005ae5f7"/>
    </style:style>
    <style:style style:name="T26" style:family="text">
      <style:text-properties officeooo:rsid="005ebeef"/>
    </style:style>
    <style:style style:name="T27" style:family="text">
      <style:text-properties officeooo:rsid="005f534a"/>
    </style:style>
    <style:style style:name="T28" style:family="text">
      <style:text-properties officeooo:rsid="0061b907"/>
    </style:style>
    <style:style style:name="T29" style:family="text">
      <style:text-properties officeooo:rsid="0063389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in class notes)</text:p>
      <text:p text:style-name="P13">Midterm review </text:p>
      <text:list xml:id="list2323707733" text:style-name="L1">
        <text:list-item>
          <text:p text:style-name="P25">Design combinational circuits including decoders/multiplexers</text:p>
        </text:list-item>
        <text:list-item>
          <text:p text:style-name="P25">Use adders, adder/subtractors</text:p>
        </text:list-item>
        <text:list-item>
          <text:p text:style-name="P25">Binary arithmetic...Adding and subtracting binary numbers using 2’s complement</text:p>
        </text:list-item>
        <text:list-item>
          <text:p text:style-name="P25">Develop logic, state table, diagram from a set of input equations <text:span text:style-name="T6">(and from a problem description).</text:span></text:p>
        </text:list-item>
      </text:list>
      <text:p text:style-name="P9"/>
      <text:p text:style-name="P9"/>
      <text:p text:style-name="P1">F1 = AB + A’B’C = Em(1,6,7)</text:p>
      <text:p text:style-name="P1">F2 = AB + A’BC’ = Em(2,6,7)</text:p>
      <text:p text:style-name="P1">F3 = AB + AB’C’ = Em(4,6,7)</text:p>
      <text:p text:style-name="P1"/>
      <text:p text:style-name="P1">Decoder needs to take 3 select inputs, and therefore 2^3 outputs.</text:p>
      <text:p text:style-name="P1">Convert fuctions into minterms and form a truth table with them.</text:p>
      <text:p text:style-name="P1"/>
      <text:p text:style-name="P2">Drawing the decoder</text:p>
      <text:p text:style-name="P2">Highest order bit (of the input signals) has to go on top.</text:p>
      <text:p text:style-name="P2">The combinational logic is always on the right side of the device (decoder)</text:p>
      <text:p text:style-name="P2"/>
      <text:p text:style-name="P2"/>
      <text:p text:style-name="P2">F = AB + A’B’C + A’BC’</text:p>
      <text:p text:style-name="P2">(<text:span text:style-name="T2">Multiplexers c</text:span>an only implement one function <text:span text:style-name="T2">each</text:span>...if &gt; 1 function then a multiplexer for each function)</text:p>
      <text:p text:style-name="P3">Truth table in pairs of two, and then write the function as a function of the lowest order bit (only bit that changes in each grouping). <text:s/><text:span text:style-name="T1">In addition to C and C’ F may also be equal to 0 or 1 when rewritten as a function of the lowest order bit.</text:span></text:p>
      <text:p text:style-name="P4">Need a mux with 2 select inputs that selects 4 input lines according to the rewritten functions. <text:s/></text:p>
      <text:p text:style-name="P4">Don’t assume the complement is available, and 0 and 1 is always available.</text:p>
      <text:p text:style-name="P4"/>
      <text:p text:style-name="P5">Functionality of a Full Adder</text:p>
      <text:p text:style-name="P6">Truth table <text:span text:style-name="T3">with CarryIn, A, B, CarryOut and Sum….Just add the bits on the left of the truth table, and plac in the correct column of Sum lower bit and Carry higher bit.</text:span></text:p>
      <text:p text:style-name="P6">Or implementing (not circuitry, but concept of it...<text:span text:style-name="T3">combinational circuit)…</text:span>.<text:span text:style-name="T4">stringing Full Adders together to make a larger adder/subtractor. <text:s/></text:span></text:p>
      <text:p text:style-name="P8">Adder/subtractor only works with the 2’s complement system. Using XOR gates for one of the input signals <text:span text:style-name="T5">to switch between addition and subtraction</text:span>. <text:s/><text:span text:style-name="T5">For addition just add bit strings. <text:s/>For subtraction add </text:span>the 2’s complement <text:span text:style-name="T5">to perform subtraction</text:span>. <text:s/><text:span text:style-name="T5">(Drop carry values).</text:span></text:p>
      <text:p text:style-name="P7">XOR – x XOR y, if x is a 0 then output is y, if x is a 1 the output is y’</text:p>
      <text:p text:style-name="P7"/>
      <text:p text:style-name="P7"/>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7T18:53:21.176278834</meta:creation-date>
    <dc:date>2019-11-12T13:07:59.517961832</dc:date>
    <meta:editing-duration>PT2H37M51S</meta:editing-duration>
    <meta:editing-cycles>74</meta:editing-cycles>
    <meta:generator>LibreOffice/6.0.1.1$Linux_X86_64 LibreOffice_project/60bfb1526849283ce2491346ed2aa51c465abfe6</meta:generator>
    <meta:print-date>2019-11-12T13:05:14.368289804</meta:print-date>
    <meta:document-statistic meta:table-count="0" meta:image-count="0" meta:object-count="0" meta:page-count="1" meta:paragraph-count="24" meta:word-count="335" meta:character-count="1893" meta:non-whitespace-character-count="1576"/>
  </office:meta>
</office:document-meta>
</file>